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Enddy.avi</text:p>
          </table:table-cell>
          <table:table-cell office:value-type="string" calcext:value-type="string">
            <text:p>50Enddy.avi</text:p>
          </table:table-cell>
          <table:table-cell office:value-type="string" calcext:value-type="string">
            <text:p>25Enddy.avi</text:p>
          </table:table-cell>
          <table:table-cell office:value-type="string" calcext:value-type="string">
            <text:p>10Enddy.avi</text:p>
          </table:table-cell>
          <table:table-cell table:style-name="ce1" office:value-type="string" calcext:value-type="string">
            <text:p>5Enddy.avi</text:p>
          </table:table-cell>
          <table:table-cell table:style-name="ce1" office:value-type="string" calcext:value-type="string">
            <text:p>2Enddy.avi</text:p>
          </table:table-cell>
          <table:table-cell table:style-name="ce1" office:value-type="string" calcext:value-type="string">
            <text:p>1Enddy.a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frames</text:p>
          </table:table-cell>
          <table:table-cell office:value-type="float" office:value="615" calcext:value-type="float">
            <text:p>615</text:p>
          </table:table-cell>
          <table:table-cell table:number-columns-repeated="6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ation(sec)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rate(mbps)</text:p>
          </table:table-cell>
          <table:table-cell office:value-type="float" office:value="87.193" calcext:value-type="float">
            <text:p>87.193</text:p>
          </table:table-cell>
          <table:table-cell office:value-type="float" office:value="50.025" calcext:value-type="float">
            <text:p>50.025</text:p>
          </table:table-cell>
          <table:table-cell office:value-type="float" office:value="25.071" calcext:value-type="float">
            <text:p>25.071</text:p>
          </table:table-cell>
          <table:table-cell office:value-type="float" office:value="10.075" calcext:value-type="float">
            <text:p>10.075</text:p>
          </table:table-cell>
          <table:table-cell office:value-type="float" office:value="7.288" calcext:value-type="float">
            <text:p>7.288</text:p>
          </table:table-cell>
          <table:table-cell office:value-type="float" office:value="7.257" calcext:value-type="float">
            <text:p>7.257</text:p>
          </table:table-cell>
          <table:table-cell office:value-type="float" office:value="7.194" calcext:value-type="float">
            <text:p>7.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table:number-columns-repeated="7" office:value-type="string" calcext:value-type="string">
            <text:p>3840x2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s</text:p>
          </table:table-cell>
          <table:table-cell table:number-columns-repeated="7" office:value-type="float" office:value="30.01" calcext:value-type="float">
            <text:p>3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size(MB)</text:p>
          </table:table-cell>
          <table:table-cell office:value-type="float" office:value="224.3" calcext:value-type="float">
            <text:p>224.3</text:p>
          </table:table-cell>
          <table:table-cell office:value-type="float" office:value="128.9" calcext:value-type="float">
            <text:p>128.9</text:p>
          </table:table-cell>
          <table:table-cell office:value-type="float" office:value="64.8" calcext:value-type="float">
            <text:p>64.8</text:p>
          </table:table-cell>
          <table:table-cell office:value-type="float" office:value="26.3" calcext:value-type="float">
            <text:p>26.3</text:p>
          </table:table-cell>
          <table:table-cell office:value-type="float" office:value="19.2" calcext:value-type="float">
            <text:p>19.2</text:p>
          </table:table-cell>
          <table:table-cell office:value-type="float" office:value="19.1" calcext:value-type="float">
            <text:p>19.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uman detect(sec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ce detect(sec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ce recog(sec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2" table:number-columns-repeated="3"/>
          <table:table-cell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160_90</text:p>
          </table:table-cell>
          <table:table-cell office:value-type="string" calcext:value-type="string">
            <text:p>240_135</text:p>
          </table:table-cell>
          <table:table-cell office:value-type="string" calcext:value-type="string">
            <text:p>320_180</text:p>
          </table:table-cell>
          <table:table-cell office:value-type="string" calcext:value-type="string">
            <text:p>640_360</text:p>
          </table:table-cell>
          <table:table-cell table:style-name="ce2" office:value-type="string" calcext:value-type="string">
            <text:p>1280_720</text:p>
          </table:table-cell>
          <table:table-cell table:style-name="ce2" office:value-type="string" calcext:value-type="string">
            <text:p>1620_1080</text:p>
          </table:table-cell>
          <table:table-cell table:style-name="ce2" office:value-type="string" calcext:value-type="string">
            <text:p>3840_2160</text:p>
          </table:table-cell>
          <table:table-cell/>
          <table:table-cell office:value-type="string" calcext:value-type="string">
            <text:p>resolution</text:p>
          </table:table-cell>
          <table:table-cell office:value-type="string" calcext:value-type="string">
            <text:p>resizing time(from3840x2160)(FPS)</text:p>
          </table:table-cell>
        </table:table-row>
        <table:table-row table:style-name="ro1">
          <table:table-cell office:value-type="string" calcext:value-type="string">
            <text:p>Total frames</text:p>
          </table:table-cell>
          <table:table-cell table:number-columns-repeated="8"/>
          <table:table-cell office:value-type="string" calcext:value-type="string">
            <text:p>160_9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uration(sec)</text:p>
          </table:table-cell>
          <table:table-cell table:number-columns-repeated="8"/>
          <table:table-cell office:value-type="string" calcext:value-type="string">
            <text:p>240_1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itrate(mbps)</text:p>
          </table:table-cell>
          <table:table-cell table:number-columns-repeated="8"/>
          <table:table-cell office:value-type="string" calcext:value-type="string">
            <text:p>320_1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number-columns-repeated="8"/>
          <table:table-cell office:value-type="string" calcext:value-type="string">
            <text:p>640_3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ps</text:p>
          </table:table-cell>
          <table:table-cell table:number-columns-repeated="8"/>
          <table:table-cell office:value-type="string" calcext:value-type="string">
            <text:p>1280_7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ideo size(kB)</text:p>
          </table:table-cell>
          <table:table-cell table:number-columns-repeated="8"/>
          <table:table-cell office:value-type="string" calcext:value-type="string">
            <text:p>1620_10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3840_21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uman detect(sec/frame)</text:p>
          </table:table-cell>
          <table:table-cell office:value-type="float" office:value="0.0002507" calcext:value-type="float">
            <text:p>0.0002507</text:p>
          </table:table-cell>
          <table:table-cell office:value-type="float" office:value="0.0067766" calcext:value-type="float">
            <text:p>0.0067766</text:p>
          </table:table-cell>
          <table:table-cell office:value-type="float" office:value="0.02126" calcext:value-type="float">
            <text:p>0.02126</text:p>
          </table:table-cell>
          <table:table-cell office:value-type="float" office:value="0.08135" calcext:value-type="float">
            <text:p>0.08135</text:p>
          </table:table-cell>
          <table:table-cell office:value-type="float" office:value="0.08141" calcext:value-type="float">
            <text:p>0.08141</text:p>
          </table:table-cell>
          <table:table-cell office:value-type="float" office:value="0.10486" calcext:value-type="float">
            <text:p>0.10486</text:p>
          </table:table-cell>
          <table:table-cell office:value-type="float" office:value="0.07982" calcext:value-type="float">
            <text:p>0.07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 detect(sec/frame)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3463" calcext:value-type="float">
            <text:p>0.03463</text:p>
          </table:table-cell>
          <table:table-cell office:value-type="float" office:value="0.04119" calcext:value-type="float">
            <text:p>0.04119</text:p>
          </table:table-cell>
          <table:table-cell office:value-type="float" office:value="0.0354" calcext:value-type="float">
            <text:p>0.0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 recog(sec/frame)</text:p>
          </table:table-cell>
          <table:table-cell office:value-type="string" calcext:value-type="string">
            <text:p>N/A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04205" calcext:value-type="float">
            <text:p>0.04205</text:p>
          </table:table-cell>
          <table:table-cell office:value-type="float" office:value="0.04282" calcext:value-type="float">
            <text:p>0.04282</text:p>
          </table:table-cell>
          <table:table-cell office:value-type="float" office:value="0.04406" calcext:value-type="float">
            <text:p>0.04406</text:p>
          </table:table-cell>
          <table:table-cell office:value-type="float" office:value="0.04459" calcext:value-type="float">
            <text:p>0.04459</text:p>
          </table:table-cell>
          <table:table-cell office:value-type="float" office:value="0.04312" calcext:value-type="float">
            <text:p>0.04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 (sec/frame)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0.04719" calcext:value-type="float">
            <text:p>0.04719</text:p>
          </table:table-cell>
          <table:table-cell office:value-type="float" office:value="0.13211" calcext:value-type="float">
            <text:p>0.13211</text:p>
          </table:table-cell>
          <table:table-cell office:value-type="float" office:value="0.13893" calcext:value-type="float">
            <text:p>0.13893</text:p>
          </table:table-cell>
          <table:table-cell office:value-type="float" office:value="0.17883" calcext:value-type="float">
            <text:p>0.17883</text:p>
          </table:table-cell>
          <table:table-cell office:value-type="float" office:value="0.16559" calcext:value-type="float">
            <text:p>0.165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5:36:26.058568366</meta:creation-date>
    <dc:date>2017-01-26T21:36:00.845010965</dc:date>
    <meta:editing-duration>PT5H44M23S</meta:editing-duration>
    <meta:editing-cycles>3</meta:editing-cycles>
    <meta:generator>LibreOffice/4.2.8.2$Linux_X86_64 LibreOffice_project/420m0$Build-2</meta:generator>
    <meta:document-statistic meta:table-count="1" meta:cell-count="120" meta:object-count="0"/>
  </office:meta>
</office:document-meta>
</file>